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Segoe UI Symbol" svg:font-family="'Segoe UI Symbol'"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left="0in" fo:margin-right="0.0173in" fo:margin-top="0in" fo:margin-bottom="0in" loext:contextual-spacing="false" fo:line-height="107%" fo:text-align="end" style:justify-single-word="false" fo:text-indent="0in" style:auto-text-indent="false">
        <style:tab-stops/>
      </style:paragraph-properties>
    </style:style>
    <style:style style:name="P2" style:family="paragraph" style:parent-style-name="Normal">
      <style:paragraph-properties fo:margin-left="-0.0035in" fo:margin-right="0.0083in" fo:margin-top="0in" fo:margin-bottom="0.1591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3" style:family="paragraph" style:parent-style-name="Normal">
      <style:paragraph-properties fo:margin-left="-0.0035in" fo:margin-right="0.0083in" fo:margin-top="0in" fo:margin-bottom="0.1602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4"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5" style:family="paragraph" style:parent-style-name="Normal">
      <style:paragraph-properties fo:margin-left="-0.0035in" fo:margin-right="0.0083in" fo:margin-top="0in" fo:margin-bottom="0.2102in" loext:contextual-spacing="false" fo:line-height="100%" fo:text-align="start" style:justify-single-word="false" fo:text-indent="0in" style:auto-text-indent="false">
        <style:tab-stops/>
      </style:paragraph-properties>
      <style:text-properties fo:language="zxx" fo:country="none" officeooo:rsid="000a9220" officeooo:paragraph-rsid="000a9220" style:language-asian="zxx" style:country-asian="none" style:language-complex="zxx" style:country-complex="none"/>
    </style:style>
    <style:style style:name="P6" style:family="paragraph" style:parent-style-name="Normal">
      <style:paragraph-properties fo:margin-left="-0.0035in" fo:margin-right="0.0083in" fo:margin-top="0in" fo:margin-bottom="0.2102in" loext:contextual-spacing="false" fo:line-height="100%" fo:text-align="start" style:justify-single-word="false" fo:text-indent="0in" style:auto-text-indent="false">
        <style:tab-stops/>
      </style:paragraph-properties>
      <style:text-properties fo:language="zxx" fo:country="none" officeooo:rsid="000a9220" officeooo:paragraph-rsid="000c014f" style:language-asian="zxx" style:country-asian="none" style:language-complex="zxx" style:country-complex="none"/>
    </style:style>
    <style:style style:name="P7"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fo:language="zxx" fo:country="none" style:text-underline-style="solid" style:text-underline-width="auto" style:text-underline-color="font-color" officeooo:rsid="000b8392" officeooo:paragraph-rsid="000b8392" style:language-asian="zxx" style:country-asian="none" style:language-complex="zxx" style:country-complex="none"/>
    </style:style>
    <style:style style:name="P8"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fo:language="zxx" fo:country="none" style:text-underline-style="none" fo:font-weight="bold" officeooo:rsid="00187090" officeooo:paragraph-rsid="00187090" style:language-asian="zxx" style:country-asian="none" style:font-weight-asian="bold" style:language-complex="zxx" style:country-complex="none" style:font-weight-complex="bold"/>
    </style:style>
    <style:style style:name="P9"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officeooo:rsid="000bc14b" officeooo:paragraph-rsid="000c014f" style:font-name-asian="Arial" style:font-size-asian="12pt" style:language-asian="zxx" style:country-asian="none" style:font-name-complex="Arial" style:language-complex="zxx" style:country-complex="none"/>
    </style:style>
    <style:style style:name="P10"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officeooo:rsid="000db2b4" officeooo:paragraph-rsid="000db2b4" style:font-name-asian="Arial" style:font-size-asian="12pt" style:language-asian="zxx" style:country-asian="none" style:font-name-complex="Arial" style:language-complex="zxx" style:country-complex="none"/>
    </style:style>
    <style:style style:name="P11"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officeooo:rsid="000ef328" officeooo:paragraph-rsid="000f37f6" style:font-name-asian="Arial" style:font-size-asian="12pt" style:language-asian="zxx" style:country-asian="none" style:font-name-complex="Arial" style:language-complex="zxx" style:country-complex="none"/>
    </style:style>
    <style:style style:name="P12"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officeooo:rsid="000ef328" officeooo:paragraph-rsid="000ef328" style:font-name-asian="Arial" style:font-size-asian="12pt" style:language-asian="zxx" style:country-asian="none" style:font-name-complex="Arial" style:language-complex="zxx" style:country-complex="none"/>
    </style:style>
    <style:style style:name="P13"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0c014f" officeooo:paragraph-rsid="000c014f" style:font-name-asian="Arial" style:font-size-asian="12pt" style:language-asian="zxx" style:country-asian="none" style:font-name-complex="Arial" style:language-complex="zxx" style:country-complex="none"/>
    </style:style>
    <style:style style:name="P14"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0ef328" officeooo:paragraph-rsid="000ef328" style:font-name-asian="Arial" style:font-size-asian="12pt" style:language-asian="zxx" style:country-asian="none" style:font-name-complex="Arial" style:language-complex="zxx" style:country-complex="none"/>
    </style:style>
    <style:style style:name="P15"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0f37f6" officeooo:paragraph-rsid="000f37f6" style:font-name-asian="Arial" style:font-size-asian="12pt" style:language-asian="zxx" style:country-asian="none" style:font-name-complex="Arial" style:language-complex="zxx" style:country-complex="none"/>
    </style:style>
    <style:style style:name="P16"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104351" officeooo:paragraph-rsid="00104351" style:font-name-asian="Arial" style:font-size-asian="12pt" style:language-asian="zxx" style:country-asian="none" style:font-name-complex="Arial" style:language-complex="zxx" style:country-complex="none"/>
    </style:style>
    <style:style style:name="P17"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104351" officeooo:paragraph-rsid="00115855" style:font-name-asian="Arial" style:font-size-asian="12pt" style:language-asian="zxx" style:country-asian="none" style:font-name-complex="Arial" style:language-complex="zxx" style:country-complex="none"/>
    </style:style>
    <style:style style:name="P18"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12f258" officeooo:paragraph-rsid="0012f258" style:font-name-asian="Arial" style:font-size-asian="12pt" style:language-asian="zxx" style:country-asian="none" style:font-name-complex="Arial" style:language-complex="zxx" style:country-complex="none"/>
    </style:style>
    <style:style style:name="P19" style:family="paragraph" style:parent-style-name="Normal">
      <style:paragraph-properties fo:margin-left="0in" fo:margin-right="0.0083in" fo:margin-top="0in" fo:margin-bottom="0.2102in" loext:contextual-spacing="false" fo:line-height="100%" fo:text-align="start" style:justify-single-word="false" fo:text-indent="0in" style:auto-text-indent="false">
        <style:tab-stops/>
      </style:paragraph-properties>
      <style:text-properties fo:language="zxx" fo:country="none" officeooo:rsid="000a9220" officeooo:paragraph-rsid="000a9220" style:language-asian="zxx" style:country-asian="none" style:language-complex="zxx" style:country-complex="none"/>
    </style:style>
    <style:style style:name="P20" style:family="paragraph" style:parent-style-name="Table_20_Contents">
      <style:paragraph-properties fo:margin-left="0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0ffa2e" officeooo:paragraph-rsid="000ffa2e" style:font-name-asian="Arial" style:font-size-asian="12pt" style:language-asian="zxx" style:country-asian="none" style:font-name-complex="Arial" style:language-complex="zxx" style:country-complex="none"/>
    </style:style>
    <style:style style:name="P21" style:family="paragraph" style:parent-style-name="Normal" style:master-page-name="MP0">
      <style:paragraph-properties fo:margin-left="0in" fo:margin-right="-0.0091in" fo:margin-top="0in" fo:margin-bottom="0.002in" loext:contextual-spacing="false" fo:line-height="107%" fo:text-align="end" style:justify-single-word="false" fo:text-indent="0in" style:auto-text-indent="false" style:page-number="auto" fo:break-before="page"/>
      <style:text-properties fo:language="zxx" fo:country="none" style:language-asian="zxx" style:country-asian="none" style:language-complex="zxx" style:country-complex="none"/>
    </style:style>
    <style:style style:name="P22"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fo:language="zxx" fo:country="none" officeooo:rsid="000bc14b" officeooo:paragraph-rsid="000bc14b" style:language-asian="zxx" style:country-asian="none" style:language-complex="zxx" style:country-complex="none"/>
    </style:style>
    <style:style style:name="P23"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fo:language="zxx" fo:country="none" officeooo:rsid="001b130f" officeooo:paragraph-rsid="001b130f" style:language-asian="zxx" style:country-asian="none" style:language-complex="zxx" style:country-complex="none"/>
    </style:style>
    <style:style style:name="P24"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officeooo:rsid="000bc14b" officeooo:paragraph-rsid="000c014f" style:font-name-asian="Arial" style:font-size-asian="12pt" style:language-asian="zxx" style:country-asian="none" style:font-name-complex="Arial" style:language-complex="zxx" style:country-complex="none"/>
    </style:style>
    <style:style style:name="P25"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officeooo:rsid="001999b2" officeooo:paragraph-rsid="001999b2" style:font-name-asian="Arial" style:font-size-asian="12pt" style:language-asian="zxx" style:country-asian="none" style:font-name-complex="Arial" style:language-complex="zxx" style:country-complex="none"/>
    </style:style>
    <style:style style:name="P26"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officeooo:rsid="000f37f6" officeooo:paragraph-rsid="000f37f6" style:font-name-asian="Arial" style:font-size-asian="12pt" style:language-asian="zxx" style:country-asian="none" style:font-name-complex="Arial" style:language-complex="zxx" style:country-complex="none"/>
    </style:style>
    <style:style style:name="P27"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officeooo:rsid="001b130f" officeooo:paragraph-rsid="001b130f" style:font-name-asian="Arial" style:font-size-asian="12pt" style:language-asian="zxx" style:country-asian="none" style:font-name-complex="Arial" style:language-complex="zxx" style:country-complex="none"/>
    </style:style>
    <style:style style:name="P28"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officeooo:rsid="00142b36" officeooo:paragraph-rsid="001b130f" style:font-name-asian="Arial" style:font-size-asian="12pt" style:language-asian="zxx" style:country-asian="none" style:font-name-complex="Arial" style:language-complex="zxx" style:country-complex="none"/>
    </style:style>
    <style:style style:name="P29"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12f258" officeooo:paragraph-rsid="0012f258" style:font-name-asian="Arial" style:font-size-asian="12pt" style:language-asian="zxx" style:country-asian="none" style:font-name-complex="Arial" style:language-complex="zxx" style:country-complex="none"/>
    </style:style>
    <style:style style:name="P30"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1999b2" officeooo:paragraph-rsid="001999b2" style:font-name-asian="Arial" style:font-size-asian="12pt" style:language-asian="zxx" style:country-asian="none" style:font-name-complex="Arial" style:language-complex="zxx" style:country-complex="none"/>
    </style:style>
    <style:style style:name="P31"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1b130f" officeooo:paragraph-rsid="001b130f" style:font-name-asian="Arial" style:font-size-asian="12pt" style:language-asian="zxx" style:country-asian="none" style:font-name-complex="Arial" style:language-complex="zxx" style:country-complex="none"/>
    </style:style>
    <style:style style:name="P32"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0f37f6" officeooo:paragraph-rsid="000f37f6" style:font-name-asian="Arial" style:font-size-asian="12pt" style:language-asian="zxx" style:country-asian="none" style:font-name-complex="Arial" style:language-complex="zxx" style:country-complex="none"/>
    </style:style>
    <style:style style:name="P33"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1bbdff" officeooo:paragraph-rsid="001bbdff" style:font-name-asian="Arial" style:font-size-asian="12pt" style:language-asian="zxx" style:country-asian="none" style:font-name-complex="Arial" style:language-complex="zxx" style:country-complex="none"/>
    </style:style>
    <style:style style:name="P34"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142b36" officeooo:paragraph-rsid="00142b36" style:font-name-asian="Arial" style:font-size-asian="12pt" style:language-asian="zxx" style:country-asian="none" style:font-name-complex="Arial" style:language-complex="zxx" style:country-complex="none"/>
    </style:style>
    <style:style style:name="P35"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104351" officeooo:paragraph-rsid="001e38f9" style:font-name-asian="Arial" style:font-size-asian="12pt" style:language-asian="zxx" style:country-asian="none" style:font-name-complex="Arial" style:language-complex="zxx" style:country-complex="none"/>
    </style:style>
    <style:style style:name="P36"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1fd87b" officeooo:paragraph-rsid="001fd87b" style:font-name-asian="Arial" style:font-size-asian="12pt" style:language-asian="zxx" style:country-asian="none" style:font-name-complex="Arial" style:language-complex="zxx" style:country-complex="none"/>
    </style:style>
    <style:style style:name="P37" style:family="paragraph" style:parent-style-name="Table_20_Contents">
      <style:paragraph-properties fo:margin-left="0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0ffa2e" officeooo:paragraph-rsid="000ffa2e" style:font-name-asian="Arial" style:font-size-asian="12pt" style:language-asian="zxx" style:country-asian="none" style:font-name-complex="Arial" style:language-complex="zxx" style:country-complex="none"/>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officeooo:rsid="000b4e25"/>
    </style:style>
    <style:style style:name="T4" style:family="text">
      <style:text-properties style:text-underline-style="none"/>
    </style:style>
    <style:style style:name="T5" style:family="text">
      <style:text-properties style:text-underline-style="none" officeooo:rsid="000c014f"/>
    </style:style>
    <style:style style:name="T6" style:family="text">
      <style:text-properties style:text-underline-style="none" officeooo:rsid="000db2b4"/>
    </style:style>
    <style:style style:name="T7" style:family="text">
      <style:text-properties style:text-underline-style="none" officeooo:rsid="000f37f6"/>
    </style:style>
    <style:style style:name="T8" style:family="text">
      <style:text-properties style:text-underline-style="none" officeooo:rsid="000ffa2e"/>
    </style:style>
    <style:style style:name="T9" style:family="text">
      <style:text-properties style:text-underline-style="none" officeooo:rsid="00104351"/>
    </style:style>
    <style:style style:name="T10" style:family="text">
      <style:text-properties style:text-underline-style="none" officeooo:rsid="0012f258"/>
    </style:style>
    <style:style style:name="T11" style:family="text">
      <style:text-properties style:text-underline-style="none" officeooo:rsid="00157f4c"/>
    </style:style>
    <style:style style:name="T12" style:family="text">
      <style:text-properties style:text-underline-style="none" officeooo:rsid="001b130f"/>
    </style:style>
    <style:style style:name="T13" style:family="text">
      <style:text-properties style:text-underline-style="none" officeooo:rsid="001cfca5"/>
    </style:style>
    <style:style style:name="T14" style:family="text">
      <style:text-properties style:text-underline-style="none" officeooo:rsid="001e38f9"/>
    </style:style>
    <style:style style:name="T15" style:family="text">
      <style:text-properties officeooo:rsid="000bc14b"/>
    </style:style>
    <style:style style:name="T16" style:family="text">
      <style:text-properties style:text-underline-style="solid" style:text-underline-width="auto" style:text-underline-color="font-color"/>
    </style:style>
    <style:style style:name="T17" style:family="text">
      <style:text-properties officeooo:rsid="000c014f"/>
    </style:style>
    <style:style style:name="T18" style:family="text">
      <style:text-properties officeooo:rsid="00104351"/>
    </style:style>
    <style:style style:name="T19" style:family="text">
      <style:text-properties style:font-name="Cantarell" officeooo:rsid="00115855"/>
    </style:style>
    <style:style style:name="T20" style:family="text">
      <style:text-properties style:font-name="Cantarell" officeooo:rsid="00171ab5"/>
    </style:style>
    <style:style style:name="T21" style:family="text">
      <style:text-properties style:font-name="Cantarell" officeooo:rsid="001e38f9"/>
    </style:style>
    <style:style style:name="T22" style:family="text">
      <style:text-properties officeooo:rsid="00142b36"/>
    </style:style>
    <style:style style:name="T23" style:family="text">
      <style:text-properties officeooo:rsid="00171ab5"/>
    </style:style>
    <style:style style:name="T24" style:family="text">
      <style:text-properties officeooo:rsid="001b130f"/>
    </style:style>
    <style:style style:name="T25" style:family="text">
      <style:text-properties officeooo:rsid="001e38f9"/>
    </style:style>
    <style:style style:name="T26" style:family="text">
      <style:text-properties officeooo:rsid="001fd8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La société Baie-électronique souhaite informatiser son service de ventes aux enchères. Elle vous propose donc de mettre en place la base de données nécessaire à cette application et de tester certaines fonctionnalités. <text:s/></text:p>
      <text:p text:style-name="P3">Les utilisateurs de Baie-électronique peuvent mettre en vente des produits ou enchérir sur des produits mis en vente par d’autres. Pour organiser un tant soit peu les ventes aux enchères, Baieélectronique se base sur le concept des Salles de Ventes. Une Salle de Vente propose la vente aux enchères d’une <text:span text:style-name="T1">sélection de produits d’une même catégorie</text:span> dans un même type d’enchères. Chaque vente, <text:span text:style-name="T1">identifiée de façon unique,</text:span> ne concerne qu<text:span text:style-name="T1">’un seul produit </text:span>et n’a lieu que dans <text:span text:style-name="T1">une seule salle</text:span>. Une catégorie de produit est identifiée par son <text:span text:style-name="T1">nom</text:span> et possède une <text:span text:style-name="T1">description.</text:span> Un produit est <text:span text:style-name="T1">identifié de façon unique </text:span>et est décrit par son <text:span text:style-name="T1">nom</text:span>, son <text:span text:style-name="T1">prix de revient </text:span>(prix à partir duquel le vendeur fait des bénéfices) et <text:span text:style-name="T1">le stock proposé à la vente </text:span>(un lot fait l’objet que d’une seule vente, éventuellement divisée en sous-lots). Un ensemble de caractéristiques (couples <text:span text:style-name="T1">nom </text:span>et <text:span text:style-name="T1">valeur</text:span>) permet de décrire spécifiquement le produit. </text:p>
      <text:p text:style-name="P3">Les types de vente aux enchère sont variés mais ils possèdent tous un <text:span text:style-name="T1">prix de départ </text:span>à partir duquel démarreront les enchères. Une vente peut être <text:span text:style-name="T1">montante </text:span>(les offres sont toujours croissantes) ou <text:span text:style-name="T1">descendante</text:span> (le prix des produits diminue toutes les minutes, le premier utilisateur à faire une offre remporte la vente). Une vente, qu’elle soit montante ou descendante, peut autoriser un même utilisateur à <text:span text:style-name="T2">enchérir plusieurs fois sur le même produit</text:span> (en respectant le sens, bien sûr), ou <text:span text:style-name="T2">seulement une seule fois</text:span>. Une vente peut également être à <text:span text:style-name="T1">durée limitée </text:span>(la date et l’heure de fin sont alors précisées) ou à <text:span text:style-name="T1">durée libre </text:span>(le délai maximal entre deux offres est fixé à 10 minutes). Enfin, une vente peut être <text:span text:style-name="T1">révocable</text:span>, la vente est annulée si le prix de revient du produit n’est pas atteint, ou <text:span text:style-name="T1">non révocable </text:span>: le vendeur peut être amené à vendre à perte. Par défaut, les ventes sont montantes, non révocables, sans limite de temps et permettent à un même utilisateur d’enchérir plusieurs fois. </text:p>
      <text:p text:style-name="P3">Une enchère, effectuée par <text:span text:style-name="T1">un seul utilisateur,</text:span> porte sur <text:span text:style-name="T1">une vente en particulier </text:span>et <text:span text:style-name="T1">propose un prix d’achat</text:span>. La <text:span text:style-name="T1">date</text:span> et l’<text:span text:style-name="T1">heure </text:span>de l’enchère sont également des éléments importants pour décider de sa validité et pour déterminer qui remporte la vente. De plus, une enchère peut ne concerner qu’un sous-lot du produit mis en vente, c’est pourquoi la <text:span text:style-name="T1">quantité de produit concerné</text:span> est toujours précisée. Il est possible en pratique qu’une enchère se termine par la vente d’un (ou de quelques) sous-lots du produit concerné. L’objectif est alors que la vente rapporte le plus possible au vendeur, même si tous les produits ne sont pas vendus et si les sous-lots sont finalement vendus à des prix différents (en fonction des enchères qui ont été faites). </text:p>
      <text:p text:style-name="P4">Les utilisateurs de l’application sont identifiés par leur <text:span text:style-name="T1">email</text:span> et décrits par leur <text:span text:style-name="T1">nom</text:span>, leur <text:span text:style-name="T1">prénom</text:span> et leur <text:span text:style-name="T1">adresse postale</text:span> (pour la livraison). Nous ne nous occupons pas ici des informations de paiement, cela étant géré par une autre application déjà en place. </text:p>
      <text:p text:style-name="P8">ANALYSE</text:p>
      <text:p text:style-name="P7">Propriétes élémentaires<text:span text:style-name="T4"> :</text:span></text:p>
      <text:p text:style-name="P5"><text:span text:style-name="T4">id_vente, </text:span>produit_vendu<text:span text:style-name="T3">, </text:span>salle, nom_categorie, description_categorie</text:p>
      <text:p text:style-name="P19"><text:span text:style-name="T15">id_produit, </text:span>nom_produit, prix_revient_produit, stock_produit, <text:span text:style-name="T24">id_caracteristique, </text:span>nom_caracteristique</text:p>
      <text:p text:style-name="P19">valeur_caracteristique, <text:span text:style-name="T17"><text:s/></text:span>prix_depart, <text:span text:style-name="T3">type_montante, enchere_libre, duree_libre</text:span>, revocabilité</text:p>
      <text:p text:style-name="P6"><text:span text:style-name="T17">id_enchère, </text:span>prix_achat, date_enchere, heure_enchere, quantite_proposee, email_utilisateur</text:p>
      <text:p text:style-name="P5"><text:soft-page-break/>nom_utilisateur, prenom_utilisateur, adresse_utilisateur, <text:span text:style-name="T18">id_salle, code_postal</text:span></text:p>
      <text:p text:style-name="P22"><text:span text:style-name="T16">DF</text:span><text:span text:style-name="T4"> :</text:span></text:p>
      <text:p text:style-name="P23"><text:span text:style-name="T4">id_caracteristique --&gt; nom_caracteristique, valeur_caractéristique</text:span></text:p>
      <text:p text:style-name="P9"><text:span text:style-name="T4">id_vente </text:span><text:span text:style-name="T5">--&gt;</text:span><text:span text:style-name="T4"> </text:span><text:span text:style-name="T5">prix_départ</text:span><text:span text:style-name="T6">, date_fin heure_fin</text:span></text:p>
      <text:p text:style-name="P25"><text:span text:style-name="T6">i</text:span><text:span text:style-name="T4">d_salle --&gt; type_montante, </text:span><text:span text:style-name="T13">enchere_libre, duree_libre, revocabilité</text:span></text:p>
      <text:p text:style-name="P9"><text:span text:style-name="T4">nom_categorie </text:span><text:span text:style-name="T5">--&gt; description_categorie</text:span></text:p>
      <text:p text:style-name="P13">id_produit --&gt; nom_produit, prix_revient_produit, stock_produit</text:p>
      <text:p text:style-name="P9"><text:span text:style-name="T4"><text:s/></text:span><text:span text:style-name="T5">id_enchère --&gt; prix_achat, date_enchère, heure_enchère, quantité_pro</text:span><text:span text:style-name="T14">posee</text:span></text:p>
      <text:p text:style-name="P13">email_utilisateur --&gt; nom_utilisateur, prenom_utilisateur, adresse_utilisateur, <text:span text:style-name="T22">code_postal</text:span></text:p>
      <text:p text:style-name="P26"><text:span text:style-name="T16">Contrainte multiplicité</text:span><text:span text:style-name="T4"> :</text:span></text:p>
      <text:p text:style-name="P25"><text:span text:style-name="T4">id_salle -|-&gt; nom_categorie</text:span></text:p>
      <text:p text:style-name="P27"><text:span text:style-name="T4">id_salle --&gt;&gt; id_vente</text:span></text:p>
      <text:p text:style-name="P26"><text:span text:style-name="T4">id_vente -|-&gt; </text:span><text:span text:style-name="T8">id_produit, </text:span><text:span text:style-name="T9">id_salle</text:span></text:p>
      <text:p text:style-name="P27"><text:span text:style-name="T9">i</text:span><text:span text:style-name="T4">d_vente -|-&gt;&gt; id_enchere</text:span></text:p>
      <text:p text:style-name="P28"><text:span text:style-name="T9">i</text:span><text:span text:style-name="T4">d_produit -|-&gt; id_</text:span><text:span text:style-name="T11">vente, </text:span><text:span text:style-name="T12">email_utilisateur</text:span></text:p>
      <text:p text:style-name="P15">id_produit -|-&gt;&gt; <text:span text:style-name="T24">id_</text:span>caractéristique</text:p>
      <text:p text:style-name="P31">id_produit --&gt;&gt; nom_categorie</text:p>
      <text:p text:style-name="P18">id_enchère -|-&gt; id_vente, <text:span text:style-name="T24">email_utilisateur</text:span></text:p>
      <text:p text:style-name="P31">id_categorie -|-&gt;&gt; id_salle</text:p>
      <text:p text:style-name="P31">id_categorie --&gt;&gt; id_produit</text:p>
      <text:p text:style-name="P33">id_caractéristique --&gt;&gt; id_produit</text:p>
      <text:p text:style-name="P33">email_utilisateur -|-&gt;&gt; id_enchere, id_produit</text:p>
      <text:p text:style-name="P10"><text:span text:style-name="T16">Autres contraintes</text:span><text:span text:style-name="T4"> :</text:span></text:p>
      <text:p text:style-name="P20">si type_montante = montante (resp. descendante) :</text:p>
      <text:p text:style-name="P20"><text:tab/>vérifier que le prix d'achat d'une nouvelle enchère est &gt; (resp. <text:span text:style-name="T26">&lt;</text:span>) à la dernière enchère</text:p>
      <text:p text:style-name="P36"><text:soft-page-break/>si les enchères ne sont pas libres, vérifier que lors d'une vente un utilisateur ne puisse pas faire 2 enchères sur un même produit</text:p>
      <text:p text:style-name="P36">vérifier la contrainte de revocabilité</text:p>
      <text:p text:style-name="P14">Si duree_libre = libre:</text:p>
      <text:p text:style-name="P12"><text:span text:style-name="T4"><text:tab/>à chaque nouvelle enchère valide, <text:s/></text:span><text:span text:style-name="T7">heure</text:span><text:span text:style-name="T4">_fin = </text:span><text:span text:style-name="T7">heure</text:span><text:span text:style-name="T4">_enchere +10 minutes</text:span></text:p>
      <text:p text:style-name="P15">Pour une vente:</text:p>
      <text:p text:style-name="P11"><text:span text:style-name="T7"><text:tab/></text:span><text:span text:style-name="T10">porte sur</text:span><text:span text:style-name="T8"> exactement un produit, </text:span><text:span text:style-name="T9">se passe dans exactement une salle</text:span></text:p>
      <text:p text:style-name="P15"><text:tab/>heure_enchere &lt; heure_fin</text:p>
      <text:p text:style-name="P15"><text:tab/><text:span text:style-name="T23">date_enchere &lt;= date_fin</text:span></text:p>
      <text:p text:style-name="P18">Pour une enchère :</text:p>
      <text:p text:style-name="P18"><text:tab/>porte sur une vente exactement, <text:span text:style-name="T24">est faite par exactement un utilisateur</text:span></text:p>
      <text:p text:style-name="P30">Pour une salle :</text:p>
      <text:p text:style-name="P30"><text:tab/>concerne exactement une catégorie de produits</text:p>
      <text:p text:style-name="P31">Pour un produit :</text:p>
      <text:p text:style-name="P31"><text:tab/>est possédé par exactement un utilisateur</text:p>
      <text:p text:style-name="P16"><text:span text:style-name="T16">Contraintes de valeurs</text:span> :</text:p>
      <text:p text:style-name="P17">prix_revient_produits &gt; 0, stock_produit &gt; 0, <text:s/>prix_depart &gt; 0, <text:span text:style-name="T19">quantite_proposee &gt; 0, prix_achat &gt; 0</text:span></text:p>
      <text:p text:style-name="P35"><text:span text:style-name="T25">type_montante</text:span> <text:span text:style-name="T19">є {montante, descendante}, duree_libre <text:s/>є {limitée, libre}, revocabilité <text:s/>є {oui, non}, </text:span><text:span text:style-name="T21">encheres_libres <text:s/></text:span><text:span text:style-name="T19">є </text:span><text:span text:style-name="T21">{oui, non}</text:span></text:p>
      <text:p text:style-name="P17"><text:span text:style-name="T20">date_fin (au format date) </text:span><text:span text:style-name="T19">date_enchere (au format date), </text:span><text:span text:style-name="T20">date_enchère (au format heure), </text:span><text:span text:style-name="T19">heure_enchere (au format heure)</text:span></text:p>
      <text:p text:style-name="P34">sum(quantité_produit) &lt; <text:span text:style-name="T19">stock_produit pour un produit donn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ce style:name="Segoe UI Symbol" svg:font-family="'Segoe UI Symbol'"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next-style-name="Normal" style:default-outline-level="1" style:class="text">
      <style:paragraph-properties fo:margin-left="0.0071in" fo:margin-right="0.0193in" fo:margin-top="0in" fo:margin-bottom="0.0138in" loext:contextual-spacing="false" fo:keep-together="always" fo:hyphenation-ladder-count="no-limit" fo:text-indent="-0.0071in" style:auto-text-indent="false" fo:keep-with-next="always">
        <style:tab-stops/>
      </style:paragraph-properties>
      <style:text-properties fo:color="#000000"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fo:hyphenate="false"/>
    </style:style>
    <style:style style:name="Heading_20_2" style:display-name="Heading 2" style:family="paragraph" style:next-style-name="Normal" style:default-outline-level="2" style:class="text">
      <style:paragraph-properties fo:margin-left="0.6972in" fo:margin-right="0in" fo:margin-top="0in" fo:margin-bottom="0.0402in" loext:contextual-spacing="false" fo:keep-together="always" fo:hyphenation-ladder-count="no-limit" fo:text-indent="-0.0071in" style:auto-text-indent="false" fo:keep-with-next="always">
        <style:tab-stops/>
      </style:paragraph-properties>
      <style:text-properties fo:color="#000000"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fo:hyphenate="false"/>
    </style:style>
    <style:style style:name="Normal" style:family="paragraph">
      <style:paragraph-properties fo:margin-left="0.0819in" fo:margin-right="0in" fo:margin-top="0in" fo:margin-bottom="0.022in" loext:contextual-spacing="false" fo:line-height="103%" fo:text-align="justify" style:justify-single-word="false" fo:hyphenation-ladder-count="no-limit" fo:text-indent="-0.0071in" style:auto-text-indent="false">
        <style:tab-stops/>
      </style:paragraph-properties>
      <style:text-properties fo:color="#0000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2_20_Char" style:display-name="Heading 2 Char" style:family="text">
      <style:text-properties fo:color="#000000"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style>
    <style:style style:name="Heading_20_1_20_Char" style:display-name="Heading 1 Char" style:family="text">
      <style:text-properties fo:color="#000000"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style>
    <style:style style:name="WW_5f_CharOUTLINELVL1" style:display-name="WW_CharOUTLINELVL1" style:family="text">
      <style:text-properties fo:color="#000000" style:text-line-through-style="none" style:text-line-through-type="none" style:text-position="0% 100%" style:font-name="Arial" fo:font-family="Arial" style:font-family-generic="swiss" style:font-pitch="variable" fo:font-size="16pt" fo:font-style="normal" style:text-underline-style="none" fo:font-weight="normal" fo:background-color="transparent" style:font-name-asian="Arial" style:font-family-asian="Arial" style:font-family-generic-asian="swiss" style:font-pitch-asian="variable" style:font-size-asian="16pt" style:font-style-asian="normal" style:font-weight-asian="normal" style:font-name-complex="Arial" style:font-family-complex="Arial" style:font-family-generic-complex="swiss" style:font-pitch-complex="variable" style:font-size-complex="16pt"/>
    </style:style>
    <style:style style:name="WW_5f_CharOUTLINELVL2" style:display-name="WW_CharOUTLINELVL2"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1LVL1" style:display-name="WW_CharLFO1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3" style:display-name="WW_CharLFO1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4" style:display-name="WW_CharLFO1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6" style:display-name="WW_CharLFO1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7" style:display-name="WW_CharLFO1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9" style:display-name="WW_CharLFO1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1" style:display-name="WW_CharLFO2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2" style:display-name="WW_CharLFO2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3" style:display-name="WW_CharLFO2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4" style:display-name="WW_CharLFO2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5" style:display-name="WW_CharLFO2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6" style:display-name="WW_CharLFO2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7" style:display-name="WW_CharLFO2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8" style:display-name="WW_CharLFO2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9" style:display-name="WW_CharLFO2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1" style:display-name="WW_CharLFO3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2" style:display-name="WW_CharLFO3LVL2"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3" style:display-name="WW_CharLFO3LVL3"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4" style:display-name="WW_CharLFO3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5" style:display-name="WW_CharLFO3LVL5"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6" style:display-name="WW_CharLFO3LVL6"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7" style:display-name="WW_CharLFO3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8" style:display-name="WW_CharLFO3LVL8"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9" style:display-name="WW_CharLFO3LVL9"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1" style:display-name="WW_CharLFO4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2" style:display-name="WW_CharLFO4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3" style:display-name="WW_CharLFO4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4" style:display-name="WW_CharLFO4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5" style:display-name="WW_CharLFO4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6" style:display-name="WW_CharLFO4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7" style:display-name="WW_CharLFO4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8" style:display-name="WW_CharLFO4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9" style:display-name="WW_CharLFO4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5LVL1" style:display-name="WW_CharLFO5LVL1" style:family="text">
      <style:text-properties fo:color="#000000" style:text-line-through-style="none" style:text-line-through-type="none" style:text-position="0% 100%" style:font-name="Arial" fo:font-family="Arial" style:font-family-generic="swiss" style:font-pitch="variable" fo:font-size="16pt" fo:font-style="normal" style:text-underline-style="none" fo:font-weight="normal" fo:background-color="transparent" style:font-name-asian="Arial" style:font-family-asian="Arial" style:font-family-generic-asian="swiss" style:font-pitch-asian="variable" style:font-size-asian="16pt" style:font-style-asian="normal" style:font-weight-asian="normal" style:font-name-complex="Arial" style:font-family-complex="Arial" style:font-family-generic-complex="swiss" style:font-pitch-complex="variable" style:font-size-complex="16pt"/>
    </style:style>
    <style:style style:name="WW_5f_CharLFO5LVL2" style:display-name="WW_CharLFO5LVL2"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3" style:display-name="WW_CharLFO5LVL3"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4" style:display-name="WW_CharLFO5LVL4"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5" style:display-name="WW_CharLFO5LVL5"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6" style:display-name="WW_CharLFO5LVL6"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7" style:display-name="WW_CharLFO5LVL7"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8" style:display-name="WW_CharLFO5LVL8"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9" style:display-name="WW_CharLFO5LVL9"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Graphics" style:family="graphic"/>
    <text:outline-style style:name="Outline">
      <text:outline-level-style text:level="1" text:style-name="WW_5f_CharOUTLINELVL1" style:num-suffix="." style:num-format="1">
        <style:list-level-properties text:list-level-position-and-space-mode="label-alignment">
          <style:list-level-label-alignment text:label-followed-by="listtab"/>
        </style:list-level-properties>
      </text:outline-level-style>
      <text:outline-level-style text:level="2" text:style-name="WW_5f_CharOUTLINELV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margin-left="0in" fo:margin-right="0.0173in" fo:margin-top="0in" fo:margin-bottom="0in" loext:contextual-spacing="false" fo:line-height="107%" fo:text-align="end" style:justify-single-word="false" fo:text-indent="0in" style:auto-text-indent="false">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3945in" fo:margin-left="0.5in" fo:margin-right="0.4807in" style:writing-mode="lr-tb" style:footnote-max-height="0in">
        <style:footnote-sep style:width="0.0071in" style:line-style="solid" style:adjustment="left" style:rel-width="33%" style:color="#000000"/>
      </style:page-layout-properties>
      <style:header-style/>
      <style:footer-style>
        <style:header-footer-properties fo:min-height="0.3217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text:page-number>/<text:page-count>3</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dc:title/>
    <dc:subject/>
    <meta:initial-creator>word</meta:initial-creator>
    <meta:creation-date>2018-11-07T10:46:00Z</meta:creation-date>
    <dc:date>2018-11-14T12:34:37.734773610</dc:date>
    <meta:editing-cycles>8</meta:editing-cycles>
    <meta:editing-duration>PT48M6S</meta:editing-duration>
    <meta:document-statistic meta:table-count="0" meta:image-count="0" meta:object-count="0" meta:page-count="3" meta:paragraph-count="56" meta:word-count="827" meta:character-count="5696" meta:non-whitespace-character-count="4914"/>
    <meta:template xlink:type="simple" xlink:actuate="onRequest" xlink:title="" xlink:href="../../../../../tmp/mozilla_bargibag0/Sujet-Projet-BD-2018.odt/Normal"/>
  </office:meta>
</office:document-meta>
</file>